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C300000259CF14F42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0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5cm" fo:min-width="0cm"/>
    </style:style>
    <style:style style:name="gr8" style:family="graphic">
      <style:graphic-properties style:protect="size"/>
    </style:style>
    <style:style style:name="pr1" style:family="presentation" style:parent-style-name="soffice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office">
        <office:forms form:automatic-focus="false" form:apply-design-mode="false"/>
        <draw:frame draw:style-name="gr1" draw:text-style-name="P1" draw:layer="layout" svg:width="27.724cm" svg:height="17.302cm" svg:x="0.2cm" svg:y="2.2cm">
          <draw:image xlink:href="Pictures/10000000000003C300000259CF14F420.png" xlink:type="simple" xlink:show="embed" xlink:actuate="onLoad">
            <text:p/>
          </draw:image>
        </draw:frame>
        <draw:frame draw:style-name="gr2" draw:text-style-name="P2" draw:layer="layout" svg:width="4cm" svg:height="1.675cm" svg:x="1.8cm" svg:y="8cm">
          <draw:text-box>
            <text:p text:style-name="P2"><text:span text:style-name="T1">Maison1</text:span></text:p>
          </draw:text-box>
        </draw:frame>
        <draw:frame draw:style-name="gr3" draw:text-style-name="P2" draw:layer="layout" svg:width="2.8cm" svg:height="1.859cm" svg:x="5.2cm" svg:y="4.6cm">
          <draw:text-box>
            <text:p text:style-name="P2"><text:span text:style-name="T1">Ecole</text:span></text:p>
          </draw:text-box>
        </draw:frame>
        <draw:frame draw:style-name="gr4" draw:text-style-name="P2" draw:layer="layout" svg:width="3.372cm" svg:height="1.055cm" svg:x="9.428cm" svg:y="3cm">
          <draw:text-box>
            <text:p><text:span text:style-name="T1">Auberge</text:span></text:p>
          </draw:text-box>
        </draw:frame>
        <draw:frame draw:style-name="gr4" draw:text-style-name="P2" draw:layer="layout" svg:width="3.33cm" svg:height="1.055cm" svg:x="8.67cm" svg:y="17.345cm">
          <draw:text-box>
            <text:p><text:span text:style-name="T1">Maison2</text:span></text:p>
          </draw:text-box>
        </draw:frame>
        <draw:frame draw:style-name="gr5" draw:text-style-name="P2" draw:layer="layout" svg:width="4.2cm" svg:height="1.055cm" svg:x="3cm" svg:y="17.145cm">
          <draw:text-box>
            <text:p text:style-name="P2"><text:span text:style-name="T1">Armurerie</text:span></text:p>
          </draw:text-box>
        </draw:frame>
        <draw:frame draw:style-name="gr4" draw:text-style-name="P2" draw:layer="layout" svg:width="3.33cm" svg:height="1.055cm" svg:x="15.07cm" svg:y="15.4cm">
          <draw:text-box>
            <text:p><text:span text:style-name="T1">Maison3</text:span></text:p>
          </draw:text-box>
        </draw:frame>
        <draw:frame draw:style-name="gr4" draw:text-style-name="P2" draw:layer="layout" svg:width="3.33cm" svg:height="1.055cm" svg:x="13.27cm" svg:y="8.145cm">
          <draw:text-box>
            <text:p><text:span text:style-name="T1">Maison4</text:span></text:p>
          </draw:text-box>
        </draw:frame>
        <draw:frame draw:style-name="gr4" draw:text-style-name="P2" draw:layer="layout" svg:width="3.33cm" svg:height="1.055cm" svg:x="20.4cm" svg:y="6.745cm">
          <draw:text-box>
            <text:p><text:span text:style-name="T1">Maison5</text:span></text:p>
          </draw:text-box>
        </draw:frame>
        <draw:frame draw:style-name="gr4" draw:text-style-name="P2" draw:layer="layout" svg:width="2.581cm" svg:height="1.055cm" svg:x="11.219cm" svg:y="10.2cm">
          <draw:text-box>
            <text:p><text:span text:style-name="T1">Eglise</text:span></text:p>
          </draw:text-box>
        </draw:frame>
        <draw:frame draw:style-name="gr4" draw:text-style-name="P2" draw:layer="layout" svg:width="2.542cm" svg:height="1.055cm" svg:x="21.658cm" svg:y="13cm">
          <draw:text-box>
            <text:p><text:span text:style-name="T1">Mairie</text:span></text:p>
          </draw:text-box>
        </draw:frame>
        <draw:frame draw:style-name="gr6" draw:text-style-name="P2" draw:layer="layout" svg:width="2.339cm" svg:height="1.953cm" svg:x="11.661cm" svg:y="13.247cm">
          <draw:text-box>
            <text:p><text:span text:style-name="T1">Crypt</text:span></text:p>
          </draw:text-box>
        </draw:frame>
        <draw:frame draw:style-name="gr4" draw:text-style-name="P2" draw:layer="layout" svg:width="3.88cm" svg:height="1.859cm" svg:x="24.2cm" svg:y="7.4cm">
          <draw:text-box>
            <text:p><text:span text:style-name="T1">Vers </text:span></text:p>
            <text:p><text:span text:style-name="T1">montagne</text:span></text:p>
          </draw:text-box>
        </draw:frame>
        <draw:frame draw:style-name="gr4" draw:text-style-name="P2" draw:layer="layout" svg:width="2.272cm" svg:height="1.859cm" svg:x="0cm" svg:y="8.541cm">
          <draw:text-box>
            <text:p><text:span text:style-name="T1">Vers</text:span></text:p>
            <text:p><text:span text:style-name="T1">Foret</text:span></text:p>
          </draw:text-box>
        </draw:frame>
        <draw:frame draw:style-name="gr7" draw:text-style-name="P2" draw:layer="layout" svg:width="4.663cm" svg:height="1.255cm" svg:x="5cm" svg:y="18.545cm">
          <draw:text-box>
            <text:p><text:span text:style-name="T1">Vers Plaines</text:span></text:p>
          </draw:text-box>
        </draw:frame>
        <draw:frame draw:style-name="gr4" draw:text-style-name="P2" draw:layer="layout" svg:width="4.117cm" svg:height="1.055cm" svg:x="23.483cm" svg:y="17.6cm">
          <draw:text-box>
            <text:p><text:span text:style-name="T1">Puit secret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y_20_Gradient_20_2" draw:display-name="Gray Gradient 2" draw:style="linear" draw:start-color="#eeeeee" draw:end-color="#999999" draw:start-intensity="100%" draw:end-intensity="100%" draw:angle="450" draw:border="3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eeeee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office-background" style:family="presentation">
      <style:graphic-properties draw:stroke="none" draw:fill="gradient" draw:fill-gradient-name="Gray_20_Gradient_20_2" draw:fill-image-width="0cm" draw:fill-image-height="0cm" draw:tile-repeat-offset="0% vertical"/>
      <style:text-properties style:letter-kerning="true"/>
    </style:style>
    <style:style style:name="s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ffi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ffice-outline1" style:family="presentation">
      <style:graphic-properties draw:stroke="none" draw:fill="none">
        <text:list-style style:name="s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ffice-outline2" style:family="presentation" style:parent-style-name="soffic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office-outline3" style:family="presentation" style:parent-style-name="soffic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office-outline4" style:family="presentation" style:parent-style-name="soffic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office-outline5" style:family="presentation" style:parent-style-name="soffic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ffice-outline6" style:family="presentation" style:parent-style-name="soffic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ffice-outline7" style:family="presentation" style:parent-style-name="soffic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ffice-outline8" style:family="presentation" style:parent-style-name="soffic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ffice-outline9" style:family="presentation" style:parent-style-name="soffic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ffice-subtitle" style:family="presentation">
      <style:graphic-properties draw:stroke="none" draw:fill="none" draw:textarea-vertical-align="middle">
        <text:list-style style:name="s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ffice-title" style:family="presentation">
      <style:graphic-properties draw:stroke="none" draw:fill="none" draw:textarea-vertical-align="middle">
        <text:list-style style:name="s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y_20_Gradient_20_2" draw:fill-image-width="0cm" draw:fill-image-height="0cm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offic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offic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offic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office" style:page-layout-name="PM1" draw:style-name="Mdp1">
      <draw:frame presentation:style-name="soffice-title" draw:layer="backgroundobjects" svg:width="25.199cm" svg:height="3.506cm" svg:x="1.4cm" svg:y="0.837cm" presentation:class="title" presentation:placeholder="true">
        <draw:text-box/>
      </draw:frame>
      <draw:frame presentation:style-name="soffic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office-title" draw:layer="backgroundobjects" svg:width="14.848cm" svg:height="11.136cm" svg:x="3.075cm" svg:y="2.257cm" presentation:class="page"/>
        <draw:frame presentation:style-name="soffic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0-03T00:15:05.27</meta:creation-date>
    <meta:editing-duration>PT6M39S</meta:editing-duration>
    <meta:editing-cycles>2</meta:editing-cycles>
    <dc:title>MacroEco</dc:title>
    <meta:generator>OpenOffice/4.1.2$Win32 OpenOffice.org_project/412m3$Build-9782</meta:generator>
    <dc:date>2016-10-20T23:26:52.59</dc:date>
    <meta:document-statistic meta:object-count="39"/>
    <meta:template xlink:type="simple" xlink:actuate="onRequest" xlink:title="MacroEco" xlink:href="../../../../OpenOffice/4/user/template/MacroEco.otp" meta:date="2016-10-03T00:15:05.27"/>
  </office:meta>
</office:document-meta>
</file>